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1469" officeooo:paragraph-rsid="000c1469"/>
    </style:style>
    <style:style style:name="P2" style:family="paragraph" style:parent-style-name="Text_20_body">
      <style:text-properties officeooo:paragraph-rsid="000c1469"/>
    </style:style>
    <style:style style:name="T1" style:family="text">
      <style:text-properties officeooo:rsid="000c1469"/>
    </style:style>
    <style:style style:name="T2" style:family="text">
      <style:text-properties officeooo:rsid="000d40be"/>
    </style:style>
    <style:style style:name="T3" style:family="text">
      <style:text-properties officeooo:rsid="00125b6b"/>
    </style:style>
    <style:style style:name="T4" style:family="text">
      <style:text-properties officeooo:rsid="00147f69"/>
    </style:style>
    <style:style style:name="T5" style:family="text">
      <style:text-properties officeooo:rsid="001486de"/>
    </style:style>
    <style:style style:name="T6" style:family="text">
      <style:text-properties officeooo:rsid="0016eef9"/>
    </style:style>
    <style:style style:name="T7" style:family="text">
      <style:text-properties officeooo:rsid="0016f9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43 TP1 Rapport commande Git</text:p>
      <text:p text:style-name="P1">Luka LAMBALOT</text:p>
      <text:p text:style-name="P1"/>
      <text:p text:style-name="P1">Commande : </text:p>
      <text:p text:style-name="P1">- Git config : <text:span text:style-name="T3">Permet de connaître ou de mettre en place les options global du projet.</text:span></text:p>
      <text:p text:style-name="P2"><text:span text:style-name="T1">- Git init : Permet de crée un dossier git ou de le réinitialisé si celui-ci existe déjà.</text:span></text:p>
      <text:p text:style-name="P1">- <text:span text:style-name="T2">G</text:span>it status : <text:span text:style-name="T4">Cela nous permet de voir les différences entre le repository git et notre travail courant.</text:span></text:p>
      <text:p text:style-name="P1">- <text:span text:style-name="T2">G</text:span>it merge : <text:s/><text:span text:style-name="T5">Permet la fusion de code de deux développement différent d’un même projet. Cette commande est utilisé notamment par git pull.</text:span></text:p>
      <text:p text:style-name="P1">- <text:span text:style-name="T2">G</text:span>it diff : <text:span text:style-name="T6">Cela permet de connaître la différences entre des commits ou des branches.</text:span></text:p>
      <text:p text:style-name="P1">- <text:span text:style-name="T2">G</text:span>it blame : <text:span text:style-name="T7">Permet de savoir qui a écrit une ligne spécifique, pour en règle général, savoir qui a cassé le proje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7:58:46.035000000</meta:creation-date>
    <dc:date>2019-09-26T08:30:40.028000000</dc:date>
    <meta:editing-duration>PT31M47S</meta:editing-duration>
    <meta:editing-cycles>13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9" meta:word-count="126" meta:character-count="676" meta:non-whitespace-character-count="557"/>
  </office:meta>
</office:document-meta>
</file>